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icty" svg:font-family="Rict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solid" draw:fill-color="#666666" draw:textarea-horizontal-align="justify" draw:textarea-vertical-align="middle" draw:auto-grow-height="false" fo:min-height="3cm" fo:min-width="7.95cm"/>
    </style:style>
    <style:style style:name="gr2" style:family="graphic" style:parent-style-name="objectwithoutfill">
      <style:graphic-properties svg:stroke-width="0.3cm" svg:stroke-color="#ffcc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cm" svg:stroke-color="#ffcc00" draw:marker-start-width="0.65cm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ffcc00" draw:marker-start-width="0.65cm" draw:marker-end="Arrow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 fo:font-size="26pt" style:font-size-asian="26pt" style:font-size-complex="26pt"/>
    </style:style>
    <style:style style:name="P3" style:family="paragraph">
      <style:text-properties style:font-name="Ricty"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color="#eeeeee" fo:font-size="26pt" style:font-size-asian="26pt" style:font-size-complex="26pt"/>
    </style:style>
    <style:style style:name="T2" style:family="text">
      <style:text-properties style:font-name="Ricty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8.8cm" svg:height="3.6cm" svg:x="3.2cm" svg:y="1cm">
          <text:p text:style-name="P1"><text:span text:style-name="T1">親プロセ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cm" svg:height="3.6cm" svg:x="3.201cm" svg:y="11.001cm">
          <text:p text:style-name="P1"><text:span text:style-name="T1">親プロセ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cm" svg:height="3.6cm" svg:x="15.002cm" svg:y="11.002cm">
          <text:p text:style-name="P1"><text:span text:style-name="T1">子プロセ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cm" svg:y1="3.7cm" svg:x2="7.6cm" svg:y2="12.5cm">
          <text:p/>
        </draw:line>
        <draw:line draw:style-name="gr3" draw:text-style-name="P1" draw:layer="layout" svg:x1="7.6cm" svg:y1="8.5cm" svg:x2="19.6cm" svg:y2="8.5cm">
          <text:p/>
        </draw:line>
        <draw:line draw:style-name="gr4" draw:text-style-name="P1" draw:layer="layout" svg:x1="19.4cm" svg:y1="8.5cm" svg:x2="19.4cm" svg:y2="12.3cm">
          <text:p/>
        </draw:line>
        <draw:frame draw:style-name="gr5" draw:layer="layout" svg:width="3.44cm" svg:height="1.187cm" svg:x="7cm" svg:y="2.5cm">
          <draw:text-box>
            <text:p/>
          </draw:text-box>
        </draw:frame>
        <draw:frame draw:style-name="gr6" draw:text-style-name="P3" draw:layer="layout" svg:width="5.6cm" svg:height="1.216cm" svg:x="8cm" svg:y="4.9cm">
          <draw:text-box>
            <text:p><text:span text:style-name="T2">fork()</text:span></text:p>
          </draw:text-box>
        </draw:frame>
        <draw:frame draw:style-name="gr7" draw:text-style-name="P4" draw:layer="layout" svg:width="8.4cm" svg:height="2.195cm" svg:x="7.8cm" svg:y="8.9cm">
          <draw:text-box>
            <text:p><text:span text:style-name="T3">返り値は子プロセスの</text:span><text:span text:style-name="T3">PID</text:span></text:p>
          </draw:text-box>
        </draw:frame>
        <draw:frame draw:style-name="gr8" draw:text-style-name="P4" draw:layer="layout" svg:width="6.8cm" svg:height="2.089cm" svg:x="19.8cm" svg:y="8.9cm">
          <draw:text-box>
            <text:p><text:span text:style-name="T3">返り値は</text:span><text:span text:style-name="T3">0</text:span></text:p>
          </draw:text-box>
        </draw:frame>
        <draw:line draw:style-name="gr2" draw:text-style-name="P1" draw:layer="layout" svg:x1="7.6cm" svg:y1="13.725cm" svg:x2="7.6cm" svg:y2="17.8cm">
          <text:p/>
        </draw:line>
        <draw:line draw:style-name="gr2" draw:text-style-name="P1" draw:layer="layout" svg:x1="19.4cm" svg:y1="13.751cm" svg:x2="19.4cm" svg:y2="17.826cm">
          <text:p/>
        </draw:line>
        <draw:frame draw:style-name="gr6" draw:text-style-name="P3" draw:layer="layout" svg:width="5.6cm" svg:height="1.216cm" svg:x="19.8cm" svg:y="14.8cm">
          <draw:text-box>
            <text:p><text:span text:style-name="T2">exec()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icty" svg:font-family="Rict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17:12:30.251106054</meta:creation-date>
    <dc:date>2015-01-08T17:03:15.777885650</dc:date>
    <meta:editing-duration>PT2M43S</meta:editing-duration>
    <meta:editing-cycles>2</meta:editing-cycles>
    <meta:generator>LibreOffice/4.3.5.2.0$Linux_X86_64 LibreOffice_project/430m0$Build-2</meta:generator>
    <meta:document-statistic meta:object-count="36"/>
  </office:meta>
</office:document-meta>
</file>